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140*"/>
    </style:style>
    <style:style style:name="Table1.B" style:family="table-column">
      <style:table-column-properties style:rel-column-width="6425*"/>
    </style:style>
    <style:style style:name="Table1.C" style:family="table-column">
      <style:table-column-properties style:rel-column-width="7710*"/>
    </style:style>
    <style:style style:name="Table1.D" style:family="table-column">
      <style:table-column-properties style:rel-column-width="12850*"/>
    </style:style>
    <style:style style:name="Table1.E" style:family="table-column">
      <style:table-column-properties style:rel-column-width="16705*"/>
    </style:style>
    <style:style style:name="Table1.F" style:family="table-column">
      <style:table-column-properties style:rel-column-width="16705*"/>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March 27, 2024 (07:1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item>
          <text:p text:style-name="P1">The <text:a xlink:type="simple" xlink:href="https://www.augusta.edu/multicultural/" office:name=""><text:span text:style-name="Definition">Department of Multicultural Student Engagement (MSE)</text:span></text:a> aims to provide education, training, and programming to foster awareness of diversity and inclusion among Augusta University students. Their <text:a xlink:type="simple" xlink:href="https://www.augusta.edu/multicultural/programming.php" office:name=""><text:span text:style-name="Definition">Multicultural Mentorship Program and African American Male Initiative</text:span></text:a> are excellent resources to receive additional help.</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AYSw3UNKEh" office:name=""><text:span text:style-name="Definition">discord</text:span></text:a>,</text:p>
        </text:list-item>
        <text:list-item>
          <text:p text:style-name="P2">During their tutoring hours (hours posted on the door and on discord), in <text:a xlink:type="simple" xlink:href="https://map.concept3d.com/?id=824#!m/268018" office:name=""><text:span text:style-name="Definition">University Hall</text:span></text:a>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instructors"/>Instructors<text:bookmark-end text:name="instructors"/></text:h>
      <text:p text:style-name="First_20_paragraph">You have three instructors this semester:</text:p>
      <text:list text:style-name="L3">
        <text:list-item>
          <text:p text:style-name="P3">Dr. DeFrancisco (Section A–D),</text:p>
        </text:list-item>
        <text:list-item>
          <text:p text:style-name="P3">Dr. Aubert (Section E and F),</text:p>
        </text:list-item>
        <text:list-item>
          <text:p text:style-name="P3">Jason Weeks (Labs).</text:p>
        </text:list-item>
      </text:list>
      <text:p text:style-name="First_20_paragraph">Please, refer to your syllabus for their office hours or how to reach them.</text:p>
      <text:h text:style-name="Heading_20_2" text:outline-level="2"><text:bookmark-start text:name="graduate-course-assistant"/>Graduate Course Assistant<text:bookmark-end text:name="graduate-course-assistant"/></text:h>
      <text:p text:style-name="Definition_20_Term">Jason Weeks:</text:p>
      <text:list text:style-name="L4">
        <text:list-item>
          <text:p text:style-name="P4"><text:a xlink:type="simple" xlink:href="mailto:jaweeks@augusta.edu" office:name=""><text:span text:style-name="Definition">jaweeks@augusta.edu</text:span></text:a></text:p>
        </text:list-item>
        <text:list-item>
          <text:p text:style-name="P4">Instructor for CSCI 1301 Labs</text:p>
        </text:list-item>
        <text:list-item>
          <text:p text:style-name="P4">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4">I’m a first year Master’s student, holding a Bachelor’s in CS and a minor in Math, and I’ve been working as a course assistant for over three years. I can’t wait to help out another semester of 1301 students learn to code!</text:p>
        </text:list-item>
      </text:list>
      <text:h text:style-name="Heading_20_2" text:outline-level="2"><text:bookmark-start text:name="labs-meeting-times"/>Labs Meeting Times<text:bookmark-end text:name="labs-meeting-times"/></text:h>
      <text:p text:style-name="First_20_paragraph">Labs meet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Section</text:p>
            </table:table-cell>
            <table:table-cell table:style-name="TableHeaderRowCell" office:value-type="string">
              <text:p text:style-name="Table_20_Heading">Day</text:p>
            </table:table-cell>
            <table:table-cell table:style-name="TableHeaderRowCell" office:value-type="string">
              <text:p text:style-name="Table_20_Heading">Hours</text:p>
            </table:table-cell>
            <table:table-cell table:style-name="TableHeaderRowCell" office:value-type="string">
              <text:p text:style-name="Table_20_Heading">Room</text:p>
            </table:table-cell>
            <table:table-cell table:style-name="TableHeaderRowCell" office:value-type="string">
              <text:p text:style-name="Table_20_Heading">Instructor / GCA</text:p>
            </table:table-cell>
            <table:table-cell table:style-name="TableHeaderRowCell" office:value-type="string">
              <text:p text:style-name="Table_20_Heading">UCA</text:p>
            </table:table-cell>
          </table:table-row>
        </table:table-header-rows>
        <table:table-row>
          <table:table-cell table:style-name="TableRowCell" office:value-type="string">
            <text:p text:style-name="Table_20_Contents">E</text:p>
          </table:table-cell>
          <table:table-cell table:style-name="TableRowCell" office:value-type="string">
            <text:p text:style-name="Table_20_Contents">Tue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nthony Gibson, Jason Gorlich and Austin Coleman</text:p>
          </table:table-cell>
        </table:table-row>
        <table:table-row>
          <table:table-cell table:style-name="TableRowCell" office:value-type="string">
            <text:p text:style-name="Table_20_Contents">FG</text:p>
          </table:table-cell>
          <table:table-cell table:style-name="TableRowCell" office:value-type="string">
            <text:p text:style-name="Table_20_Contents">Tue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shlyn Snyder and Krystal Nguyen</text:p>
          </table:table-cell>
        </table:table-row>
        <table:table-row>
          <table:table-cell table:style-name="TableRowCell" office:value-type="string">
            <text:p text:style-name="Table_20_Contents">D</text:p>
          </table:table-cell>
          <table:table-cell table:style-name="TableRowCell" office:value-type="string">
            <text:p text:style-name="Table_20_Contents">Thursday</text:p>
          </table:table-cell>
          <table:table-cell table:style-name="TableRowCell" office:value-type="string">
            <text:p text:style-name="Table_20_Contents">8:00–9:50 am</text:p>
          </table:table-cell>
          <table:table-cell table:style-name="TableRowCell" office:value-type="string">
            <text:p text:style-name="Table_20_Contents">AH E126</text:p>
          </table:table-cell>
          <table:table-cell table:style-name="TableRowCell" office:value-type="string">
            <text:p text:style-name="Table_20_Contents">Jason Weeks</text:p>
          </table:table-cell>
          <table:table-cell table:style-name="TableRowCell" office:value-type="string">
            <text:p text:style-name="Table_20_Contents">Xavier Mitchell, Nate Schwartz, Marshall Bray</text:p>
          </table:table-cell>
        </table:table-row>
        <table:table-row>
          <table:table-cell table:style-name="TableRowCell" office:value-type="string">
            <text:p text:style-name="Table_20_Contents">B</text:p>
          </table:table-cell>
          <table:table-cell table:style-name="TableRowCell" office:value-type="string">
            <text:p text:style-name="Table_20_Contents">Thursday</text:p>
          </table:table-cell>
          <table:table-cell table:style-name="TableRowCell" office:value-type="string">
            <text:p text:style-name="Table_20_Contents">1:00–2: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Daelyn Doughty, Thomas Folger and Ally Price</text:p>
          </table:table-cell>
        </table:table-row>
        <table:table-row>
          <table:table-cell table:style-name="TableRowCell" office:value-type="string">
            <text:p text:style-name="Table_20_Contents">F</text:p>
          </table:table-cell>
          <table:table-cell table:style-name="TableRowCell" office:value-type="string">
            <text:p text:style-name="Table_20_Contents">Thur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shlyn Snyder and Krystal Nguyen</text:p>
          </table:table-cell>
        </table:table-row>
        <table:table-row>
          <table:table-cell table:style-name="TableRowCell" office:value-type="string">
            <text:p text:style-name="Table_20_Contents">A</text:p>
          </table:table-cell>
          <table:table-cell table:style-name="TableRowCell" office:value-type="string">
            <text:p text:style-name="Table_20_Contents">Friday</text:p>
          </table:table-cell>
          <table:table-cell table:style-name="TableRowCell" office:value-type="string">
            <text:p text:style-name="Table_20_Contents">9:00–10:50 a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Hiren Patel, Xavier Mitchell, and Cody Bradley</text:p>
          </table:table-cell>
        </table:table-row>
        <table:table-row>
          <table:table-cell table:style-name="TableRowCell" office:value-type="string">
            <text:p text:style-name="Table_20_Contents">C</text:p>
          </table:table-cell>
          <table:table-cell table:style-name="TableRowCell" office:value-type="string">
            <text:p text:style-name="Table_20_Contents">Friday</text:p>
          </table:table-cell>
          <table:table-cell table:style-name="TableRowCell" office:value-type="string">
            <text:p text:style-name="Table_20_Contents">12:00–1: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Elijah Gibson, JoVi Douglas and William Burnley</text:p>
          </table:table-cell>
        </table:table-row>
      </table:table>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5">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7Z</meta:creation-date>
    <dc:date>2024-03-27T23:13:37Z</dc:date>
    <meta:user-defined meta:name="date" meta:value-type="string">March  27, 2024 (07:1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